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7.15mm"/>
    </style:style>
    <style:style style:name="co2" style:family="table-column">
      <style:table-column-properties fo:break-before="auto" style:column-width="173.2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8000"/>
    </style:style>
    <style:style style:name="ce2" style:family="table-cell" style:parent-style-name="Default">
      <style:text-properties fo:color="#f10d0c"/>
    </style:style>
    <style:style style:name="ce3"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optim"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BLK_DEV_AEC62XX</text:p>
          </table:table-cell>
          <table:table-cell office:value-type="string" calcext:value-type="string">
            <text:p>This driver adds explicit support for Acard AEC62xx (Artop ATP8xx) IDE controller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AMD74XX</text:p>
          </table:table-cell>
          <table:table-cell office:value-type="string" calcext:value-type="string">
            <text:p>This driver adds explicit support for AMD-7xx and AMD-8111 chips and also for the nVidia nForce chip. <text:s/>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ATIIXP</text:p>
          </table:table-cell>
          <table:table-cell office:value-type="string" calcext:value-type="string">
            <text:p>This driver adds explicit support for ATI IXP chipset. This allows the kernel to change PIO, DMA and UDMA speeds and to configure the chip to optimum performance. <text:s/>Say Y here if you have an ATI IXP chipset IDE controller.</text:p>
          </table:table-cell>
          <table:table-cell table:number-columns-repeated="1022"/>
        </table:table-row>
        <table:table-row table:style-name="ro1">
          <table:table-cell office:value-type="string" calcext:value-type="string">
            <text:p>BLK_DEV_PIIX</text:p>
          </table:table-cell>
          <table:table-cell office:value-type="string" calcext:value-type="string">
            <text:p>This driver adds explicit support for Intel PIIX and ICH chip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BLK_DEV_VIA82CXXX</text:p>
          </table:table-cell>
          <table:table-cell office:value-type="string" calcext:value-type="string">
            <text:p>This driver adds explicit support for VIA BusMastering IDE chips. This allows the kernel to change PIO, DMA and UDMA speeds and to configure the chip to optimum performance.</text:p>
          </table:table-cell>
          <table:table-cell table:number-columns-repeated="1022"/>
        </table:table-row>
        <table:table-row table:style-name="ro1">
          <table:table-cell office:value-type="string" calcext:value-type="string">
            <text:p>SCSI_NCR53C8XX_DEFAULT_TAGS</text:p>
          </table:table-cell>
          <table:table-cell office:value-type="string" calcext:value-type="string">
            <text:p>Tagged command queuing is a feature of SCSI-2 which improves performance: the host adapter can send several SCSI commands to a device's queue even if previous commands haven't finished yet. Because the device is intelligent, it can optimize its operations (like head positioning) based on its own request queue. Some SCSI devices don't implement this properly. if you want to disable this feature, enter 0 or 1 here (it doesn't matter which). <text:s/>The default value is 8 and should be supported by most hard disks. This value can be overridden from the boot command line using the 'tags' option as follows (example): 'ncr53c8xx=tags:4/t2t3q16/t0u2q10' will set default queue depth to 4, set queue depth to 16 for target 2 and target 3 on controller 0 and set queue depth to 10 for target 0 / lun 2 on controller 1. <text:s/>The normal answer therefore is to go with the default 8 and to use a boot command line option for devices that need to use a different command queue depth. <text:s/>There is no safe option other than using good SCSI devices.</text:p>
          </table:table-cell>
          <table:table-cell table:number-columns-repeated="1022"/>
        </table:table-row>
        <table:table-row table:style-name="ro1">
          <table:table-cell table:style-name="ce2" office:value-type="string" calcext:value-type="string">
            <text:p>BCACHE</text:p>
          </table:table-cell>
          <table:table-cell table:style-name="ce2" office:value-type="string" calcext:value-type="string">
            <text:p>Allows a block device to be used as cache for other devices. uses a btree for indexing and the layout is optimized for SSDs. <text:s/>See Documentation/bcache.txt for details.</text:p>
          </table:table-cell>
          <table:table-cell table:style-name="ce2" table:number-columns-repeated="1022"/>
        </table:table-row>
        <table:table-row table:style-name="ro1">
          <table:table-cell table:style-name="ce2" office:value-type="string" calcext:value-type="string">
            <text:p>NVM_RRPC</text:p>
          </table:table-cell>
          <table:table-cell table:style-name="ce2" office:value-type="string" calcext:value-type="string">
            <text:p>Allows an open-channel SSD to be exposed as a block device to the host. The target is implemented using a linear mapping table and cost-based garbage collection. It is optimized for 4K IO sizes.</text:p>
          </table:table-cell>
          <table:table-cell table:style-name="ce2" table:number-columns-repeated="1022"/>
        </table:table-row>
        <table:table-row table:style-name="ro1">
          <table:table-cell table:style-name="ce2" office:value-type="string" calcext:value-type="string">
            <text:p>POWER_AVS</text:p>
          </table:table-cell>
          <table:table-cell table:style-name="ce2"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style-name="ce2" table:number-columns-repeated="1022"/>
        </table:table-row>
        <table:table-row table:style-name="ro1">
          <table:table-cell table:style-name="ce2" office:value-type="string" calcext:value-type="string">
            <text:p>REGULATOR_TI_ABB</text:p>
          </table:table-cell>
          <table:table-cell table:style-name="ce2" office:value-type="string" calcext:value-type="string">
            <text:p>Select this option to support Texas Instruments' on-chip Adaptive Body Bias (ABB) LDO regulators. It is recommended that this option be enabled on required TI SoC. Certain Operating Performance Points on TI SoCs may be unstable without enabling this as it provides device specific optimized bias to allow/optimize functionality.</text:p>
          </table:table-cell>
          <table:table-cell table:style-name="ce2" table:number-columns-repeated="1022"/>
        </table:table-row>
        <table:table-row table:style-name="ro1">
          <table:table-cell table:style-name="ce2" office:value-type="string" calcext:value-type="string">
            <text:p>REGULATOR_TPS62360</text:p>
          </table:table-cell>
          <table:table-cell table:style-name="ce2" office:value-type="string" calcext:value-type="string">
            <text:p>This driver supports TPS6236x voltage regulator chip. This regulator is meant for processor core supply. This chip is high-frequency synchronous step down dc-dc converter optimized for battery-powered portable applications.</text:p>
          </table:table-cell>
          <table:table-cell table:style-name="ce2" table:number-columns-repeated="1022"/>
        </table:table-row>
        <table:table-row table:style-name="ro1">
          <table:table-cell table:style-name="ce2" office:value-type="string" calcext:value-type="string">
            <text:p>VIDEO_PVRUSB2_SYSFS</text:p>
          </table:table-cell>
          <table:table-cell table:style-name="ce2" office:value-type="string" calcext:value-type="string">
            <text:p>This option enables the operation of a sysfs based interface for query and control of the pvrusb2 driver. <text:s/>This is not generally needed for v4l applications, although certain applications are optimized to take advantage of this feature. <text:s/>If you are in doubt, say Y. <text:s/>Note: This feature is experimental and subject to change.</text:p>
          </table:table-cell>
          <table:table-cell table:style-name="ce2" table:number-columns-repeated="1022"/>
        </table:table-row>
        <table:table-row table:style-name="ro1">
          <table:table-cell table:style-name="ce2" office:value-type="string" calcext:value-type="string">
            <text:p>UWB</text:p>
          </table:table-cell>
          <table:table-cell table:style-name="ce2" office:value-type="string" calcext:value-type="string">
            <text:p>UWB is a high-bandwidth, low-power, point-to-point radio technology using a wide spectrum (3.1-10.6GHz). It is optimized for in-room use (480Mbps at 2 meters, 110Mbps at 10m). It serves as the transport layer for other protocols, such as Wireless USB (WUSB). <text:s/>The topology is peer to peer. however, higher level protocols (such as WUSB) might impose a master/slave relationship. <text:s/>Say Y here if your computer has UWB radio controllers (USB or PCI) based. You will need to enable the radio controllers below. <text:s/>It is ok to select all of them, no harm done. <text:s/>For more help check the UWB and WUSB related files in &lt;file:Documentation/usb/&gt;. <text:s/>To compile the UWB stack as a module, choose M here.</text:p>
          </table:table-cell>
          <table:table-cell table:style-name="ce2" table:number-columns-repeated="1022"/>
        </table:table-row>
        <table:table-row table:style-name="ro1">
          <table:table-cell table:style-name="ce2" office:value-type="string" calcext:value-type="string">
            <text:p>QCOM_HIDMA</text:p>
          </table:table-cell>
          <table:table-cell table:style-name="ce2" office:value-type="string" calcext:value-type="string">
            <text:p>Enable support for the Qualcomm Technologies HIDMA controller. The HIDMA controller supports optimized buffer copies (user to kernel, kernel to kernel, etc.). <text:s/>It only supports memcpy interface. The core is not intended for general purpose slave DMA.</text:p>
          </table:table-cell>
          <table:table-cell table:style-name="ce2" table:number-columns-repeated="1022"/>
        </table:table-row>
        <table:table-row table:style-name="ro1">
          <table:table-cell table:style-name="ce2" office:value-type="string" calcext:value-type="string">
            <text:p>CRYPTO_SKEIN</text:p>
          </table:table-cell>
          <table:table-cell table:style-name="ce2" office:value-type="string" calcext:value-type="string">
            <text:p>Skein secure hash algorithm is one of 5 finalists from the NIST SHA3 competition. <text:s/>Skein is optimized for modern, 64bit processors and is highly customizable. <text:s/>See: <text:s/>http://www.skein-hash.info/sites/default/files/skein1.3.pdf <text:s/>for more information. This module also contains the threefish block cipher algorithm.</text:p>
          </table:table-cell>
          <table:table-cell table:style-name="ce2" table:number-columns-repeated="1022"/>
        </table:table-row>
        <table:table-row table:style-name="ro1">
          <table:table-cell table:style-name="ce2" office:value-type="string" calcext:value-type="string">
            <text:p>ARM_EXYNOS_BUS_DEVFREQ</text:p>
          </table:table-cell>
          <table:table-cell table:style-name="ce2" office:value-type="string" calcext:value-type="string">
            <text:p>This adds the common DEVFREQ driver for Exynos Memory bus. Exynos Memory bus has one more group of memory bus (e.g, MIF and INT block). Each memory bus group could contain many memoby bus block. It reads PPMU counters of memory controllers by using DEVFREQ-event device and adjusts the operating frequencies and voltages with OPP support. This does not yet operate with optimal voltages.</text:p>
          </table:table-cell>
          <table:table-cell table:style-name="ce2" table:number-columns-repeated="1022"/>
        </table:table-row>
        <table:table-row table:style-name="ro1">
          <table:table-cell table:style-name="ce2" office:value-type="string" calcext:value-type="string">
            <text:p>EXTCON_RT8973A</text:p>
          </table:table-cell>
          <table:table-cell table:style-name="ce2" office:value-type="string" calcext:value-type="string">
            <text:p>If you say yes here you get support for the MUIC device of Richtek RT8973A. The RT8973A is a USB port accessory detector and switch that is optimized to protect low voltage system from abnormal high input voltage (up to 28V).</text:p>
          </table:table-cell>
          <table:table-cell table:style-name="ce2" table:number-columns-repeated="1022"/>
        </table:table-row>
        <table:table-row table:style-name="ro1">
          <table:table-cell table:style-name="ce2" office:value-type="string" calcext:value-type="string">
            <text:p>CRYPTO_CRC32_S390</text:p>
          </table:table-cell>
          <table:table-cell table:style-name="ce2" office:value-type="string" calcext:value-type="string">
            <text:p>Select this option if you want to use hardware accelerated implementations of CRC algorithms. <text:s/>With this option, you can optimize the computation of CRC-32 (IEEE 802.3 Ethernet) and CRC-32C (Castagnoli). <text:s/>It is available with IBM z13 or later.</text:p>
          </table:table-cell>
          <table:table-cell table:style-name="ce2" table:number-columns-repeated="1022"/>
        </table:table-row>
        <table:table-row table:style-name="ro1">
          <table:table-cell table:style-name="ce2" office:value-type="string" calcext:value-type="string">
            <text:p>CPU_FREQ_GOV_CONSERVATIVE</text:p>
          </table:table-cell>
          <table:table-cell table:style-name="ce2"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style-name="ce2" table:number-columns-repeated="1022"/>
        </table:table-row>
        <table:table-row table:style-name="ro1">
          <table:table-cell table:style-name="ce2" office:value-type="string" calcext:value-type="string">
            <text:p>ACPI_CPPC_CPUFREQ</text:p>
          </table:table-cell>
          <table:table-cell table:style-name="ce2" office:value-type="string" calcext:value-type="string">
            <text:p>This adds a CPUFreq driver which uses CPPC methods as described in the ACPIv5.1 spec. CPPC stands for Collaborative Processor Performance Controls. It is based on an abstract continuous scale of CPU performance values which allows the remote power processor to flexibly optimize for power and performance. CPPC relies on power management firmware support for its operation. <text:s/>If in doubt, say N.</text:p>
          </table:table-cell>
          <table:table-cell table:style-name="ce2" table:number-columns-repeated="1022"/>
        </table:table-row>
        <table:table-row table:style-name="ro1">
          <table:table-cell table:style-name="ce2" office:value-type="string" calcext:value-type="string">
            <text:p>JUMP_LABEL</text:p>
          </table:table-cell>
          <table:table-cell table:style-name="ce2"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2" table:number-columns-repeated="1022"/>
        </table:table-row>
        <table:table-row table:style-name="ro1">
          <table:table-cell table:style-name="ce2" office:value-type="string" calcext:value-type="string">
            <text:p>KPROBES_ON_FTRACE</text:p>
          </table:table-cell>
          <table:table-cell table:style-name="ce2" office:value-type="string" calcext:value-type="string">
            <text:p>If function tracer is enabled and the arch supports full passing of pt_regs to function tracing, then kprobes can optimize on top of function tracing.</text:p>
          </table:table-cell>
          <table:table-cell table:style-name="ce2" table:number-columns-repeated="1022"/>
        </table:table-row>
        <table:table-row table:style-name="ro1">
          <table:table-cell table:style-name="ce2" office:value-type="string" calcext:value-type="string">
            <text:p>ARCH_USE_BUILTIN_BSWAP</text:p>
          </table:table-cell>
          <table:table-cell table:style-name="ce2" office:value-type="string" calcext:value-type="string">
            <text:p>Modern versions of GCC (since 4.4) have builtin functions for handling byte-swapping. Using these, instead of the old inline assembler that the architecture code provides in the __arch_bswapXX() macros, allows the compiler to see what's happening and offers more opportunity for optimisation. In particular, the compiler will be able to combine the byteswap with a nearby load or store and use load-and-swap or store-and-swap instructions if the architecture has them. It should almost *never* result in code which is worse than the hand-coded assembler in &lt;asm/swab.h&gt;. <text:s/>But just in case it does, the use of the builtins is optional. <text:s/>Any architecture with load-and-swap or store-and-swap instructions should set this. And it shouldn't hurt to set it on architectures that don't have such instructions.</text:p>
          </table:table-cell>
          <table:table-cell table:style-name="ce2" table:number-columns-repeated="1022"/>
        </table:table-row>
        <table:table-row table:style-name="ro1">
          <table:table-cell table:style-name="ce2" office:value-type="string" calcext:value-type="string">
            <text:p>DEBUG_INFO_DWARF4</text:p>
          </table:table-cell>
          <table:table-cell table:style-name="ce2"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style-name="ce2" table:number-columns-repeated="1022"/>
        </table:table-row>
        <table:table-row table:style-name="ro1">
          <table:table-cell table:style-name="ce3" office:value-type="string" calcext:value-type="string">
            <text:p>READABLE_ASM</text:p>
          </table:table-cell>
          <table:table-cell table:style-name="ce3" office:value-type="string" calcext:value-type="string">
            <text:p>Disable some compiler optimizations that tend to generate human unreadable assembler output. This may make the kernel slightly slower, but it helps to keep kernel developers who have to stare a lot at assembler listings sane.</text:p>
          </table:table-cell>
          <table:table-cell table:style-name="ce3" table:number-columns-repeated="1022"/>
        </table:table-row>
        <table:table-row table:style-name="ro1">
          <table:table-cell table:style-name="ce2" office:value-type="string" calcext:value-type="string">
            <text:p>SLUB_STATS</text:p>
          </table:table-cell>
          <table:table-cell table:style-name="ce2" office:value-type="string" calcext:value-type="string">
            <text:p>SLUB statistics are useful to debug SLUBs allocation behavior in order find ways to optimize the allocator. This should never be enabled for production use since keeping statistics slows down the allocator by a few percentage points. The slabinfo command supports the determination of the most active slabs to figure out which slabs are relevant to a particular load. Try running: slabinfo -DA</text:p>
          </table:table-cell>
          <table:table-cell table:style-name="ce2" table:number-columns-repeated="1022"/>
        </table:table-row>
        <table:table-row table:style-name="ro1">
          <table:table-cell table:style-name="ce2" office:value-type="string" calcext:value-type="string">
            <text:p>KMEMCHECK_PARTIAL_OK</text:p>
          </table:table-cell>
          <table:table-cell table:style-name="ce2" office:value-type="string" calcext:value-type="string">
            <text:p>This option works around certain GCC optimizations that produce 32-bit reads from 16-bit variables where the upper 16 bits are thrown away afterwards. This may of course also hide some real bugs.</text:p>
          </table:table-cell>
          <table:table-cell table:style-name="ce2" table:number-columns-repeated="1022"/>
        </table:table-row>
        <table:table-row table:style-name="ro1">
          <table:table-cell table:style-name="ce2" office:value-type="string" calcext:value-type="string">
            <text:p>TEST_HASH</text:p>
          </table:table-cell>
          <table:table-cell table:style-name="ce2" office:value-type="string" calcext:value-type="string">
            <text:p>Enable this option to test the kernel's integer (&lt;linux/hash.h&gt;), string (&lt;linux/stringhash.h&gt;), and siphash (&lt;linux/siphash.h&gt;) hash functions on boot (or module load). <text:s/>This is intended to help people writing architecture-specific optimized versions. <text:s/>If unsure, say N.</text:p>
          </table:table-cell>
          <table:table-cell table:style-name="ce2" table:number-columns-repeated="1022"/>
        </table:table-row>
        <table:table-row table:style-name="ro1">
          <table:table-cell table:style-name="ce2" office:value-type="string" calcext:value-type="string">
            <text:p>LOG_CPU_MAX_BUF_SHIFT</text:p>
          </table:table-cell>
          <table:table-cell table:style-name="ce2"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style-name="ce2" table:number-columns-repeated="1022"/>
        </table:table-row>
        <table:table-row table:style-name="ro1">
          <table:table-cell table:style-name="ce2" office:value-type="string" calcext:value-type="string">
            <text:p>SCHED_AUTOGROUP</text:p>
          </table:table-cell>
          <table:table-cell table:style-name="ce2" office:value-type="string" calcext:value-type="string">
            <text:p>This option optimizes the scheduler for common desktop workloads by automatically creating and populating task groups. <text:s/>This separation of workloads isolates aggressive CPU burners (like build jobs) from desktop applications. <text:s/>Task group autogeneration is currently based upon task session.</text:p>
          </table:table-cell>
          <table:table-cell table:style-name="ce2" table:number-columns-repeated="1022"/>
        </table:table-row>
        <table:table-row table:style-name="ro1">
          <table:table-cell office:value-type="string" calcext:value-type="string">
            <text:p>CC_OPTIMIZE_FOR_PERFORMANCE</text:p>
          </table:table-cell>
          <table:table-cell office:value-type="string" calcext:value-type="string">
            <text:p>This is the default optimization level for the kernel, building with the -O2 compiler flag for best performance and most helpful compile-time warnings.</text:p>
          </table:table-cell>
          <table:table-cell table:number-columns-repeated="1022"/>
        </table:table-row>
        <table:table-row table:style-name="ro1">
          <table:table-cell table:style-name="ce3" office:value-type="string" calcext:value-type="string">
            <text:p>TRIM_UNUSED_KSYMS</text:p>
          </table:table-cell>
          <table:table-cell table:style-name="ce3"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style-name="ce3" table:number-columns-repeated="1022"/>
        </table:table-row>
        <table:table-row table:style-name="ro1">
          <table:table-cell table:style-name="ce2" office:value-type="string" calcext:value-type="string">
            <text:p>SPARSEMEM_VMEMMAP</text:p>
          </table:table-cell>
          <table:table-cell table:style-name="ce2" office:value-type="string" calcext:value-type="string">
            <text:p>SPARSEMEM_VMEMMAP uses a virtually mapped memmap to optimise pfn_to_page and page_to_pfn operations. <text:s/>This is the most efficient option when sufficient kernel resources are available.</text:p>
          </table:table-cell>
          <table:table-cell table:style-name="ce2" table:number-columns-repeated="1022"/>
        </table:table-row>
        <table:table-row table:style-name="ro1">
          <table:table-cell table:style-name="ce2" office:value-type="string" calcext:value-type="string">
            <text:p>NET_FOU</text:p>
          </table:table-cell>
          <table:table-cell table:style-name="ce2" office:value-type="string" calcext:value-type="string">
            <text:p>Foo over UDP allows any IP protocol to be directly encapsulated over UDP include tunnels (IPIP, GRE, SIT). By encapsulating in UDP network mechanisms and optimizations for UDP (such as ECMP and RSS) can be leveraged to provide better service.</text:p>
          </table:table-cell>
          <table:table-cell table:style-name="ce2" table:number-columns-repeated="1022"/>
        </table:table-row>
        <table:table-row table:style-name="ro1">
          <table:table-cell table:style-name="ce2" office:value-type="string" calcext:value-type="string">
            <text:p>TCP_CONG_WESTWOOD</text:p>
          </table:table-cell>
          <table:table-cell table:style-name="ce2" office:value-type="string" calcext:value-type="string">
            <text:p>TCP Westwood+ is a sender-side only modification of the TCP Reno protocol stack that optimizes the performance of TCP congestion control. It is based on end-to-end bandwidth estimation to set congestion window and slow start threshold after a congestion episode. Using this estimation, TCP Westwood+ adaptively sets a slow start threshold and a congestion window which takes into account the bandwidth used <text:s/>at the time congestion is experienced. TCP Westwood+ significantly increases fairness wrt TCP Reno in wired networks and throughput over wireless links.</text:p>
          </table:table-cell>
          <table:table-cell table:style-name="ce2" table:number-columns-repeated="1022"/>
        </table:table-row>
        <table:table-row table:style-name="ro1">
          <table:table-cell table:style-name="ce2" office:value-type="string" calcext:value-type="string">
            <text:p>TCP_CONG_HTCP</text:p>
          </table:table-cell>
          <table:table-cell table:style-name="ce2" office:value-type="string" calcext:value-type="string">
            <text:p>H-TCP is a send-side only modifications of the TCP Reno protocol stack that optimizes the performance of TCP congestion control for high speed network links. It uses a modeswitch to change the alpha and beta parameters of TCP Reno based on network conditions and in a way so as to be fair with other Reno and H-TCP flows.</text:p>
          </table:table-cell>
          <table:table-cell table:style-name="ce2" table:number-columns-repeated="1022"/>
        </table:table-row>
        <table:table-row table:style-name="ro1">
          <table:table-cell table:style-name="ce2" office:value-type="string" calcext:value-type="string">
            <text:p>IPV6_OPTIMISTIC_DAD</text:p>
          </table:table-cell>
          <table:table-cell table:style-name="ce2" office:value-type="string" calcext:value-type="string">
            <text:p>This is experimental support for optimistic Duplicate Address Detection. <text:s/>It allows for autoconfigured addresses to be used more quickly. <text:s/>If unsure, say N.</text:p>
          </table:table-cell>
          <table:table-cell table:style-name="ce2" table:number-columns-repeated="1022"/>
        </table:table-row>
        <table:table-row table:style-name="ro1">
          <table:table-cell table:style-name="ce2" office:value-type="string" calcext:value-type="string">
            <text:p>INET6_XFRM_MODE_ROUTEOPTIMIZATION</text:p>
          </table:table-cell>
          <table:table-cell table:style-name="ce2" office:value-type="string" calcext:value-type="string">
            <text:p>Support for MIPv6 route optimization mode.</text:p>
          </table:table-cell>
          <table:table-cell table:style-name="ce2" table:number-columns-repeated="1022"/>
        </table:table-row>
        <table:table-row table:style-name="ro1">
          <table:table-cell table:style-name="ce2" office:value-type="string" calcext:value-type="string">
            <text:p>BATMAN_ADV_MCAST</text:p>
          </table:table-cell>
          <table:table-cell table:style-name="ce2" office:value-type="string" calcext:value-type="string">
            <text:p>This option enables the multicast optimisation which aims to reduce the air overhead while improving the reliability of multicast messages.</text:p>
          </table:table-cell>
          <table:table-cell table:style-name="ce2" table:number-columns-repeated="1022"/>
        </table:table-row>
        <table:table-row table:style-name="ro1">
          <table:table-cell table:style-name="ce2" office:value-type="string" calcext:value-type="string">
            <text:p>SQUASHFS_4K_DEVBLK_SIZE</text:p>
          </table:table-cell>
          <table:table-cell table:style-name="ce2"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style-name="ce2" table:number-columns-repeated="1022"/>
        </table:table-row>
        <table:table-row table:style-name="ro1">
          <table:table-cell table:style-name="ce2" office:value-type="string" calcext:value-type="string">
            <text:p>CRYPTO_TGR192</text:p>
          </table:table-cell>
          <table:table-cell table:style-name="ce2" office:value-type="string" calcext:value-type="string">
            <text:p>Tiger hash algorithm 192, 160 and 128-bit hashes <text:s/>Tiger is a hash function optimized for 64-bit processors while still having decent performance on 32-bit processors. Tiger was developed by Ross Anderson and Eli Biham. <text:s/>See also: &lt;http://www.cs.technion.ac.il/~biham/Reports/Tiger/&gt;.</text:p>
          </table:table-cell>
          <table:table-cell table:style-name="ce2" table:number-columns-repeated="1022"/>
        </table:table-row>
        <table:table-row table:style-name="ro1">
          <table:table-cell table:style-name="ce2" office:value-type="string" calcext:value-type="string">
            <text:p>CRYPTO_DES_SPARC64</text:p>
          </table:table-cell>
          <table:table-cell table:style-name="ce2" office:value-type="string" calcext:value-type="string">
            <text:p>DES cipher algorithm (FIPS 46-2), and Triple DES EDE (FIPS 46-3), optimized using SPARC64 crypto opcodes.</text:p>
          </table:table-cell>
          <table:table-cell table:style-name="ce2" table:number-columns-repeated="1022"/>
        </table:table-row>
        <table:table-row table:style-name="ro1">
          <table:table-cell table:style-name="ce2" office:value-type="string" calcext:value-type="string">
            <text:p>CRYPTO_DES3_EDE_X86_64</text:p>
          </table:table-cell>
          <table:table-cell table:style-name="ce2" office:value-type="string" calcext:value-type="string">
            <text:p>Triple DES EDE (FIPS 46-3) algorithm. <text:s/>This module provides implementation of the Triple DES EDE cipher algorithm that is optimized for x86-64 processors. Two versions of algorithm are provided. regular processing one input block and one that processes three blocks parallel.</text:p>
          </table:table-cell>
          <table:table-cell table:style-name="ce2" table:number-columns-repeated="1022"/>
        </table:table-row>
        <table:table-row table:style-name="ro1">
          <table:table-cell table:style-name="ce2" office:value-type="string" calcext:value-type="string">
            <text:p>CRYPTO_KHAZAD</text:p>
          </table:table-cell>
          <table:table-cell table:style-name="ce2" office:value-type="string" calcext:value-type="string">
            <text:p>Khazad cipher algorithm. <text:s/>Khazad was a finalist in the initial NESSIE competition. <text:s/>It is an algorithm optimized for 64-bit processors with good performance on 32-bit processors. <text:s/>Khazad uses an 128 bit key size. <text:s/>See also: &lt;http://www.larc.usp.br/~pbarreto/KhazadPage.html&gt;</text:p>
          </table:table-cell>
          <table:table-cell table:style-name="ce2" table:number-columns-repeated="1022"/>
        </table:table-row>
        <table:table-row table:style-name="ro1">
          <table:table-cell office:value-type="string" calcext:value-type="string">
            <text:p>BCH_CONST_PARAMS</text:p>
          </table:table-cell>
          <table:table-cell office:value-type="string" calcext:value-type="string">
            <text:p>Drivers may select this option to force specific constant values for parameters 'm' (Galois field order) and 't' (error correction capability). Those specific values must be set by declaring default values for symbols BCH_CONST_M and BCH_CONST_T. Doing so will enable extra compiler optimizations, improving encoding and decoding performance up to 2x for usual (m,t) values (typically such that m*t &lt; 200). When this option is selected, the BCH library supports only a single (m,t) configuration. This is mainly useful for NAND flash board drivers requiring known, fixed BCH parameters.</text:p>
          </table:table-cell>
          <table:table-cell table:number-columns-repeated="1022"/>
        </table:table-row>
        <table:table-row table:style-name="ro1">
          <table:table-cell table:style-name="ce2" office:value-type="string" calcext:value-type="string">
            <text:p>ADVANCED_OPTIONS</text:p>
          </table:table-cell>
          <table:table-cell table:style-name="ce2" office:value-type="string" calcext:value-type="string">
            <text:p>This option will enable prompting for a variety of advanced kernel configuration options. <text:s/>These options can cause the kernel to not work if they are set incorrectly, but can be used to optimize certain aspects of kernel memory management. <text:s/>Unless you know what you are doing, say N here.</text:p>
          </table:table-cell>
          <table:table-cell table:style-name="ce2" table:number-columns-repeated="1022"/>
        </table:table-row>
        <table:table-row table:style-name="ro1">
          <table:table-cell office:value-type="string" calcext:value-type="string">
            <text:p>MARCH_Z900</text:p>
          </table:table-cell>
          <table:table-cell office:value-type="string" calcext:value-type="string">
            <text:p>Select this to enable optimizations for model z800/z900 (2064 and 2066 series). This will enable some optimizations that are not available on older ESA/390 (31 Bit) only CPUs.</text:p>
          </table:table-cell>
          <table:table-cell table:number-columns-repeated="1022"/>
        </table:table-row>
        <table:table-row table:style-name="ro1">
          <table:table-cell office:value-type="string" calcext:value-type="string">
            <text:p>MARCH_Z990</text:p>
          </table:table-cell>
          <table:table-cell office:value-type="string" calcext:value-type="string">
            <text:p>Select this to enable optimizations for model z890/z990 (2084 and 2086 series). The kernel will be slightly faster but will not work on older machines.</text:p>
          </table:table-cell>
          <table:table-cell table:number-columns-repeated="1022"/>
        </table:table-row>
        <table:table-row table:style-name="ro1">
          <table:table-cell office:value-type="string" calcext:value-type="string">
            <text:p>MARCH_Z9_109</text:p>
          </table:table-cell>
          <table:table-cell office:value-type="string" calcext:value-type="string">
            <text:p>Select this to enable optimizations for IBM System z9 (2094 and 2096 series). The kernel will be slightly faster but will not work on older machines.</text:p>
          </table:table-cell>
          <table:table-cell table:number-columns-repeated="1022"/>
        </table:table-row>
        <table:table-row table:style-name="ro1">
          <table:table-cell office:value-type="string" calcext:value-type="string">
            <text:p>MARCH_Z10</text:p>
          </table:table-cell>
          <table:table-cell office:value-type="string" calcext:value-type="string">
            <text:p>Select this to enable optimizations for IBM System z10 (2097 and 2098 series). The kernel will be slightly faster but will not work on older machines.</text:p>
          </table:table-cell>
          <table:table-cell table:number-columns-repeated="1022"/>
        </table:table-row>
        <table:table-row table:style-name="ro1">
          <table:table-cell office:value-type="string" calcext:value-type="string">
            <text:p>MARCH_Z196</text:p>
          </table:table-cell>
          <table:table-cell office:value-type="string" calcext:value-type="string">
            <text:p>Select this to enable optimizations for IBM zEnterprise 114 and 196 (2818 and 2817 series). The kernel will be slightly faster but will not work on older machines.</text:p>
          </table:table-cell>
          <table:table-cell table:number-columns-repeated="1022"/>
        </table:table-row>
        <table:table-row table:style-name="ro1">
          <table:table-cell office:value-type="string" calcext:value-type="string">
            <text:p>MARCH_ZEC12</text:p>
          </table:table-cell>
          <table:table-cell office:value-type="string" calcext:value-type="string">
            <text:p>Select this to enable optimizations for IBM zBC12 and zEC12 (2828 and 2827 series). The kernel will be slightly faster but will not work on older machines.</text:p>
          </table:table-cell>
          <table:table-cell table:number-columns-repeated="1022"/>
        </table:table-row>
        <table:table-row table:style-name="ro1">
          <table:table-cell office:value-type="string" calcext:value-type="string">
            <text:p>MARCH_Z13</text:p>
          </table:table-cell>
          <table:table-cell office:value-type="string" calcext:value-type="string">
            <text:p>Select this to enable optimizations for IBM z13s and z13 (2965 and 2964 series). The kernel will be slightly faster but will not work on older machines.</text:p>
          </table:table-cell>
          <table:table-cell table:number-columns-repeated="1022"/>
        </table:table-row>
        <table:table-row table:style-name="ro1">
          <table:table-cell office:value-type="string" calcext:value-type="string">
            <text:p>IOMMU_STRESS</text:p>
          </table:table-cell>
          <table:table-cell office:value-type="string" calcext:value-type="string">
            <text:p>This option disables various optimizations in IOMMU related code to do real stress testing of the IOMMU code. This option will cause a performance drop and should only be enabled for testing.</text:p>
          </table:table-cell>
          <table:table-cell table:number-columns-repeated="1022"/>
        </table:table-row>
        <table:table-row table:style-name="ro1">
          <table:table-cell office:value-type="string" calcext:value-type="string">
            <text:p>MPENTIUMII</text:p>
          </table:table-cell>
          <table:table-cell office:value-type="string" calcext:value-type="string">
            <text:p>Select this for Intel chips based on the Pentium-II and pre-Coppermine Celeron core. <text:s/>This option enables an unaligned copy optimization, compiles the kernel with optimization flags tailored for the chip, and applies any applicable Pentium Pro optimizations.</text:p>
          </table:table-cell>
          <table:table-cell table:number-columns-repeated="1022"/>
        </table:table-row>
        <table:table-row table:style-name="ro1">
          <table:table-cell office:value-type="string" calcext:value-type="string">
            <text:p>MPENTIUM4</text:p>
          </table:table-cell>
          <table:table-cell office:value-type="string" calcext:value-type="string">
            <text:p>Select this for Intel Pentium 4 chips. <text:s/>This includes the Pentium 4, Pentium D, P4-based Celeron and Xeon, and Pentium-4 M (not Pentium M) chips. <text:s/>This option enables compile flags optimized for the chip, uses the correct cache line size, and applies any applicable optimizations. <text:s/>CPUIDs: F[0-6][1-A] (in /proc/cpuinfo show = cpu family : 15 ) <text:s/>Select this for: <text:s text:c="2"/>Pentiums (Pentium 4, Pentium D, Celeron, Celeron D) corename: <text:s text:c="6"/>-Willamette <text:s text:c="6"/>-Northwood <text:s text:c="6"/>-Mobile Pentium 4 <text:s text:c="6"/>-Mobile Pentium 4 M <text:s text:c="6"/>-Extreme Edition (Gallatin) <text:s text:c="6"/>-Prescott <text:s text:c="6"/>-Prescott 2M <text:s text:c="6"/>-Cedar Mill <text:s text:c="6"/>-Presler <text:s text:c="6"/>-Smithfiled <text:s text:c="2"/>Xeons (Intel Xeon, Xeon MP, Xeon LV, Xeon MV) corename: <text:s text:c="6"/>-Foster <text:s text:c="6"/>-Prestonia <text:s text:c="6"/>-Gallatin <text:s text:c="6"/>-Nocona <text:s text:c="6"/>-Irwindale <text:s text:c="6"/>-Cranford <text:s text:c="6"/>-Potomac <text:s text:c="6"/>-Paxville <text:s text:c="6"/>-Dempsey</text:p>
          </table:table-cell>
          <table:table-cell table:number-columns-repeated="1022"/>
        </table:table-row>
        <table:table-row table:style-name="ro1">
          <table:table-cell office:value-type="string" calcext:value-type="string">
            <text:p>MK6</text:p>
          </table:table-cell>
          <table:table-cell office:value-type="string" calcext:value-type="string">
            <text:p>Select this for an AMD K6-family processor. <text:s/>Enables use of some extended instructions, and passes appropriate optimization flags to GCC.</text:p>
          </table:table-cell>
          <table:table-cell table:number-columns-repeated="1022"/>
        </table:table-row>
        <table:table-row table:style-name="ro1">
          <table:table-cell office:value-type="string" calcext:value-type="string">
            <text:p>MK7</text:p>
          </table:table-cell>
          <table:table-cell office:value-type="string" calcext:value-type="string">
            <text:p>Select this for an AMD Athlon K7-family processor. <text:s/>Enables use of some extended instructions, and passes appropriate optimization flags to GCC.</text:p>
          </table:table-cell>
          <table:table-cell table:number-columns-repeated="1022"/>
        </table:table-row>
        <table:table-row table:style-name="ro1">
          <table:table-cell office:value-type="string" calcext:value-type="string">
            <text:p>MK8</text:p>
          </table:table-cell>
          <table:table-cell office:value-type="string" calcext:value-type="string">
            <text:p>Select this for an AMD Opteron or Athlon64 Hammer-family processor. Enables use of some extended instructions, and passes appropriate optimization flags to GCC.</text:p>
          </table:table-cell>
          <table:table-cell table:number-columns-repeated="1022"/>
        </table:table-row>
        <table:table-row table:style-name="ro1">
          <table:table-cell office:value-type="string" calcext:value-type="string">
            <text:p>MCRUSOE</text:p>
          </table:table-cell>
          <table:table-cell office:value-type="string" calcext:value-type="string">
            <text:p>Select this for a Transmeta Crusoe processor. <text:s/>Treats the processor like a 586 with TSC, and sets some GCC optimization flags (like a Pentium Pro with no alignment requirements).</text:p>
          </table:table-cell>
          <table:table-cell table:number-columns-repeated="1022"/>
        </table:table-row>
        <table:table-row table:style-name="ro1">
          <table:table-cell office:value-type="string" calcext:value-type="string">
            <text:p>MATOM</text:p>
          </table:table-cell>
          <table:table-cell office:value-type="string" calcext:value-type="string">
            <text:p>Select this for the Intel Atom platform. Intel Atom CPUs have an in-order pipelining architecture and thus can benefit from accordingly optimized code. Use a recent GCC with specific Atom support in order to fully benefit from selecting this option.</text:p>
          </table:table-cell>
          <table:table-cell table:number-columns-repeated="1022"/>
        </table:table-row>
        <table:table-row table:style-name="ro1">
          <table:table-cell office:value-type="string" calcext:value-type="string">
            <text:p>X86_GENERIC</text:p>
          </table:table-cell>
          <table:table-cell office:value-type="string" calcext:value-type="string">
            <text:p>Instead of just including optimizations for the selected x86 variant (e.g. PII, Crusoe or Athlon), include some more generic optimizations as well. This will make the kernel perform better on x86 CPUs other than that selected. <text:s/>This is really intended for distributors who need more generic optimizations.</text:p>
          </table:table-cell>
          <table:table-cell table:number-columns-repeated="1022"/>
        </table:table-row>
        <table:table-row table:style-name="ro1">
          <table:table-cell table:style-name="ce2" office:value-type="string" calcext:value-type="string">
            <text:p>RANDOMIZE_MEMORY</text:p>
          </table:table-cell>
          <table:table-cell table:style-name="ce2" office:value-type="string" calcext:value-type="string">
            <text:p>Randomizes the base virtual address of kernel memory sections (physical memory mapping, vmalloc &amp; vmemmap). This security feature makes exploits relying on predictable memory locations less reliable. <text:s/>The order of allocations remains unchanged. Entropy is generated in the same way as RANDOMIZE_BASE. Current implementation in the optimal configuration have in average 30,000 different possible virtual addresses for each memory section. <text:s/>If unsure, say Y.</text:p>
          </table:table-cell>
          <table:table-cell table:style-name="ce2" table:number-columns-repeated="1022"/>
        </table:table-row>
        <table:table-row table:style-name="ro1">
          <table:table-cell office:value-type="string" calcext:value-type="string">
            <text:p>JUMP_LABEL_FEATURE_CHECKS</text:p>
          </table:table-cell>
          <table:table-cell office:value-type="string" calcext:value-type="string">
            <text:p>Selecting this options enables use of jump labels for some internal feature checks. This should generate more optimal code for those checks.</text:p>
          </table:table-cell>
          <table:table-cell table:number-columns-repeated="1022"/>
        </table:table-row>
        <table:table-row table:style-name="ro1">
          <table:table-cell table:style-name="ce2" office:value-type="string" calcext:value-type="string">
            <text:p>PS3_HTAB_SIZE</text:p>
          </table:table-cell>
          <table:table-cell table:style-name="ce2" office:value-type="string" calcext:value-type="string">
            <text:p>This option is only for experts who may have the desire to fine tune the pagetable size on their system. <text:s/>The value here is expressed as the log2 of the page table size. <text:s/>Valid values are 18, 19, and 20, corresponding to 256KB, 512KB and 1MB respectively. <text:s/>If unsure, choose the default (20) with the confidence that your system will have optimal runtime performance.</text:p>
          </table:table-cell>
          <table:table-cell table:style-name="ce2" table:number-columns-repeated="1022"/>
        </table:table-row>
        <table:table-row table:style-name="ro1">
          <table:table-cell table:style-name="ce2" office:value-type="string" calcext:value-type="string">
            <text:p>LOWMEM_SIZE_BOOL</text:p>
          </table:table-cell>
          <table:table-cell table:style-name="ce2" office:value-type="string" calcext:value-type="string">
            <text:p>This option allows you to set the maximum amount of memory which will be used as low memory, that is, memory which the kernel can access directly, without having to set up a kernel virtual mapping. This can be useful in optimizing the layout of kernel virtual memory. <text:s/>Say N here unless you know what you are doing.</text:p>
          </table:table-cell>
          <table:table-cell table:style-name="ce2" table:number-columns-repeated="1022"/>
        </table:table-row>
        <table:table-row table:style-name="ro1">
          <table:table-cell table:style-name="ce2" office:value-type="string" calcext:value-type="string">
            <text:p>LOWMEM_CAM_NUM_BOOL</text:p>
          </table:table-cell>
          <table:table-cell table:style-name="ce2" office:value-type="string" calcext:value-type="string">
            <text:p>This option allows you to set the maximum number of CAM slots that will be used to map low memory. <text:s/>There are a limited number of slots available and even more limited number that will fit in the L1 MMU. However, using more entries will allow mapping more low memory. <text:s/>This can be useful in optimizing the layout of kernel virtual memory. <text:s/>Say N here unless you know what you are doing.</text:p>
          </table:table-cell>
          <table:table-cell table:style-name="ce2" table:number-columns-repeated="1022"/>
        </table:table-row>
        <table:table-row table:style-name="ro1">
          <table:table-cell table:style-name="ce2" office:value-type="string" calcext:value-type="string">
            <text:p>PAGE_OFFSET_BOOL</text:p>
          </table:table-cell>
          <table:table-cell table:style-name="ce2" office:value-type="string" calcext:value-type="string">
            <text:p>This option allows you to set the kernel virtual address at which the kernel will map low memory. <text:s/>This can be useful in optimizing the virtual memory layout of the system. <text:s/>Say N here unless you know what you are doing.</text:p>
          </table:table-cell>
          <table:table-cell table:style-name="ce2" table:number-columns-repeated="1022"/>
        </table:table-row>
        <table:table-row table:style-name="ro1">
          <table:table-cell table:style-name="ce2" office:value-type="string" calcext:value-type="string">
            <text:p>KERNEL_START_BOOL</text:p>
          </table:table-cell>
          <table:table-cell table:style-name="ce2" office:value-type="string" calcext:value-type="string">
            <text:p>This option allows you to set the kernel virtual address at which the kernel will map low memory (the kernel image will be linked at this address). <text:s/>This can be useful in optimizing the virtual memory layout of the system. <text:s/>Say N here unless you know what you are doing.</text:p>
          </table:table-cell>
          <table:table-cell table:style-name="ce2" table:number-columns-repeated="1022"/>
        </table:table-row>
        <table:table-row table:style-name="ro1">
          <table:table-cell table:style-name="ce2" office:value-type="string" calcext:value-type="string">
            <text:p>TASK_SIZE_BOOL</text:p>
          </table:table-cell>
          <table:table-cell table:style-name="ce2" office:value-type="string" calcext:value-type="string">
            <text:p>This option allows you to set the amount of virtual address space allocated to user tasks. <text:s/>This can be useful in optimizing the virtual memory layout of the system. <text:s/>Say N here unless you know what you are doing.</text:p>
          </table:table-cell>
          <table:table-cell table:style-name="ce2" table:number-columns-repeated="1022"/>
        </table:table-row>
        <table:table-row table:style-name="ro1">
          <table:table-cell office:value-type="string" calcext:value-type="string">
            <text:p>OPT_LIB_FUNCTION</text:p>
          </table:table-cell>
          <table:table-cell office:value-type="string" calcext:value-type="string">
            <text:p>Allows turn on optimalized library function (memcpy and memmove). They are optimized by using word alignment. This will work fine if both source and destination are aligned on the same boundary. However, if they are aligned on different boundaries shifts will be necessary. This might result in bad performance on MicroBlaze systems without a barrel shifter.</text:p>
          </table:table-cell>
          <table:table-cell table:number-columns-repeated="1022"/>
        </table:table-row>
        <table:table-row table:style-name="ro1">
          <table:table-cell office:value-type="string" calcext:value-type="string">
            <text:p>OPT_LIB_ASM</text:p>
          </table:table-cell>
          <table:table-cell office:value-type="string" calcext:value-type="string">
            <text:p>Allows turn on optimalized library function (memcpy and memmove). Function are written in asm code.</text:p>
          </table:table-cell>
          <table:table-cell table:number-columns-repeated="1022"/>
        </table:table-row>
        <table:table-row table:style-name="ro1">
          <table:table-cell office:value-type="string" calcext:value-type="string">
            <text:p>LD_NO_RELAX</text:p>
          </table:table-cell>
          <table:table-cell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number-columns-repeated="1022"/>
        </table:table-row>
        <table:table-row table:style-name="ro1">
          <table:table-cell office:value-type="string" calcext:value-type="string">
            <text:p>PVR2_DMA</text:p>
          </table:table-cell>
          <table:table-cell office:value-type="string" calcext:value-type="string">
            <text:p>Selecting this will enable support for the PVR2 DMA controller. As this chains off of the on-chip DMAC, that must also be enabled by default. <text:s/>This is primarily used by the pvr2fb framebuffer driver for certain optimizations, but is not necessary for functionality. <text:s/>If in doubt, say N.</text:p>
          </table:table-cell>
          <table:table-cell table:number-columns-repeated="1022"/>
        </table:table-row>
        <table:table-row table:style-name="ro1">
          <table:table-cell office:value-type="string" calcext:value-type="string">
            <text:p>CPU_FR451_COMPILE</text:p>
          </table:table-cell>
          <table:table-cell office:value-type="string" calcext:value-type="string">
            <text:p>This causes appropriate flags to be passed to the compiler to optimise for the FR451 CPU</text:p>
          </table:table-cell>
          <table:table-cell table:number-columns-repeated="1022"/>
        </table:table-row>
        <table:table-row table:style-name="ro1">
          <table:table-cell office:value-type="string" calcext:value-type="string">
            <text:p>CPU_FR551_COMPILE</text:p>
          </table:table-cell>
          <table:table-cell office:value-type="string" calcext:value-type="string">
            <text:p>This causes appropriate flags to be passed to the compiler to optimise for the FR555 CPU</text:p>
          </table:table-cell>
          <table:table-cell table:number-columns-repeated="1022"/>
        </table:table-row>
        <table:table-row table:style-name="ro1">
          <table:table-cell office:value-type="string" calcext:value-type="string">
            <text:p>IA64_SGI_SN2</text:p>
          </table:table-cell>
          <table:table-cell office:value-type="string" calcext:value-type="string">
            <text:p>Selecting this option will optimize the kernel for use on sn2 based systems, but the resulting kernel binary will not run on other types of ia64 systems. <text:s/>If you have an SGI Altix system, it's safe to select this option. <text:s/>If in doubt, select ia64 generic support instead.</text:p>
          </table:table-cell>
          <table:table-cell table:number-columns-repeated="1022"/>
        </table:table-row>
        <table:table-row table:style-name="ro1">
          <table:table-cell office:value-type="string" calcext:value-type="string">
            <text:p>IA64_SGI_UV</text:p>
          </table:table-cell>
          <table:table-cell office:value-type="string" calcext:value-type="string">
            <text:p>Selecting this option will optimize the kernel for use on UV based systems, but the resulting kernel binary will not run on other types of ia64 systems. <text:s/>If you have an SGI UV system, it's safe to select this option. <text:s/>If in doubt, select ia64 generic support instead.</text:p>
          </table:table-cell>
          <table:table-cell table:number-columns-repeated="1022"/>
        </table:table-row>
        <table:table-row table:style-name="ro1">
          <table:table-cell table:style-name="ce2" office:value-type="string" calcext:value-type="string">
            <text:p>ITANIUM</text:p>
          </table:table-cell>
          <table:table-cell table:style-name="ce2" office:value-type="string" calcext:value-type="string">
            <text:p>Select your IA-64 processor type. <text:s/>The default is Itanium. This choice is safe for all IA-64 systems, but may not perform optimally on systems with, say, Itanium 2 or newer processors.</text:p>
          </table:table-cell>
          <table:table-cell table:style-name="ce2" table:number-columns-repeated="1022"/>
        </table:table-row>
        <table:table-row table:style-name="ro1">
          <table:table-cell table:style-name="ce2" office:value-type="string" calcext:value-type="string">
            <text:p>PL310_ERRATA_769419</text:p>
          </table:table-cell>
          <table:table-cell table:style-name="ce2" office:value-type="string" calcext:value-type="string">
            <text:p>On revisions of the PL310 prior to r3p2, the Store Buffer does not automatically drain. This can cause normal, non-cacheable writes to be retained when the memory system is idle, leading to suboptimal I/O performance for drivers using coherent DMA. This option adds a write barrier to the cpu_idle loop so that, on systems with an outer cache, the store buffer is drained explicitly.</text:p>
          </table:table-cell>
          <table:table-cell table:style-name="ce2" table:number-columns-repeated="1022"/>
        </table:table-row>
        <table:table-row table:style-name="ro1">
          <table:table-cell table:style-name="ce2" office:value-type="string" calcext:value-type="string">
            <text:p>ARM_ERRATA_743622</text:p>
          </table:table-cell>
          <table:table-cell table:style-name="ce2" office:value-type="string" calcext:value-type="string">
            <text:p>This option enables the workaround for the 743622 Cortex-A9 (r2p*) erratum. Under very rare conditions, a faulty optimisation in the Cortex-A9 Store Buffer may lead to data corruption. This workaround sets a specific bit in the diagnostic register of the Cortex-A9 which disables the Store Buffer optimisation, preventing the defect from occurring. This has no visible impact on the overall performance or power consumption of the processor.</text:p>
          </table:table-cell>
          <table:table-cell table:style-name="ce2" table:number-columns-repeated="1022"/>
        </table:table-row>
        <table:table-row table:style-name="ro1">
          <table:table-cell table:style-name="ce2" office:value-type="string" calcext:value-type="string">
            <text:p>ARM_ERRATA_818325_852422</text:p>
          </table:table-cell>
          <table:table-cell table:style-name="ce2" office:value-type="string" calcext:value-type="string">
            <text:p>This option enables the workaround for: - Cortex-A12 818325: Execution of an UNPREDICTABLE STR or STM <text:s text:c="2"/>instruction might deadlock. <text:s/>Fixed in r0p1. - Cortex-A12 852422: Execution of a sequence of instructions might <text:s text:c="2"/>lead to either a data corruption or a CPU deadlock. <text:s/>Not fixed in <text:s text:c="2"/>any Cortex-A12 cores yet. This workaround for all both errata involves setting bit[12] of the Feature Register. This bit disables an optimisation applied to a sequence of 2 instructions that use opposing condition codes.</text:p>
          </table:table-cell>
          <table:table-cell table:style-name="ce2" table:number-columns-repeated="1022"/>
        </table:table-row>
        <table:table-row table:style-name="ro1">
          <table:table-cell office:value-type="string" calcext:value-type="string">
            <text:p>THUMB2_AVOID_R_ARM_THM_JUMP11</text:p>
          </table:table-cell>
          <table:table-cell office:value-type="string" calcext:value-type="string">
            <text:p>Various binutils versions can resolve Thumb-2 branches to locally-defined, preemptible global symbols as short-range b.n branch instructions. <text:s/>This is a problem, because there's no guarantee the final destination of the symbol, or any candidate locations for a trampoline, are within range of the branch. <text:s/>For this reason, the kernel does not support fixing up the R_ARM_THM_JUMP11 (102) relocation in modules at all, and it makes little sense to add support. <text:s/>The symptom is that the kernel fails with an unsupported relocation error when loading some modules. <text:s/>Until fixed tools are available, passing -fno-optimize-sibling-calls to gcc should prevent gcc generating code which hits this problem, at the cost of a bit of extra runtime stack usage in some cases. <text:s/>The problem is described in more detail at: <text:s text:c="4"/>https://bugs.launchpad.net/binutils-linaro/+bug/725126 <text:s/>Only Thumb-2 kernels are affected. <text:s/>Unless you are sure your tools don't have this problem, say Y.</text:p>
          </table:table-cell>
          <table:table-cell table:number-columns-repeated="1022"/>
        </table:table-row>
        <table:table-row table:style-name="ro1">
          <table:table-cell office:value-type="string" calcext:value-type="string">
            <text:p>CRYPTO_SHA1_ARM</text:p>
          </table:table-cell>
          <table:table-cell office:value-type="string" calcext:value-type="string">
            <text:p>SHA-1 secure hash standard (FIPS 180-1/DFIPS 180-2) implemented using optimized ARM assembler.</text:p>
          </table:table-cell>
          <table:table-cell table:number-columns-repeated="1022"/>
        </table:table-row>
        <table:table-row table:style-name="ro1">
          <table:table-cell office:value-type="string" calcext:value-type="string">
            <text:p>CRYPTO_SHA1_ARM_NEON</text:p>
          </table:table-cell>
          <table:table-cell office:value-type="string" calcext:value-type="string">
            <text:p>SHA-1 secure hash standard (FIPS 180-1/DFIPS 180-2) implemented using optimized ARM NEON assembly, when NEON instructions are available.</text:p>
          </table:table-cell>
          <table:table-cell table:number-columns-repeated="1022"/>
        </table:table-row>
        <table:table-row table:style-name="ro1">
          <table:table-cell office:value-type="string" calcext:value-type="string">
            <text:p>CRYPTO_SHA256_ARM</text:p>
          </table:table-cell>
          <table:table-cell office:value-type="string" calcext:value-type="string">
            <text:p>SHA-256 secure hash standard (DFIPS 180-2) implemented using optimized ARM assembler and NEON, when available.</text:p>
          </table:table-cell>
          <table:table-cell table:number-columns-repeated="1022"/>
        </table:table-row>
        <table:table-row table:style-name="ro1">
          <table:table-cell office:value-type="string" calcext:value-type="string">
            <text:p>CRYPTO_SHA512_ARM</text:p>
          </table:table-cell>
          <table:table-cell office:value-type="string" calcext:value-type="string">
            <text:p>SHA-512 secure hash standard (DFIPS 180-2) implemented using optimized ARM assembler and NEON, when available.</text:p>
          </table:table-cell>
          <table:table-cell table:number-columns-repeated="1022"/>
        </table:table-row>
        <table:table-row table:style-name="ro1">
          <table:table-cell office:value-type="string" calcext:value-type="string">
            <text:p>CRYPTO_AES_ARM</text:p>
          </table:table-cell>
          <table:table-cell office:value-type="string" calcext:value-type="string">
            <text:p>Use optimized AES assembler routines for ARM platforms.</text:p>
          </table:table-cell>
          <table:table-cell table:number-columns-repeated="1022"/>
        </table:table-row>
        <table:table-row table:style-name="ro1">
          <table:table-cell office:value-type="string" calcext:value-type="string">
            <text:p>PA7000</text:p>
          </table:table-cell>
          <table:table-cell office:value-type="string" calcext:value-type="string">
            <text:p>This is the processor type of your CPU. <text:s/>This information is used for optimizing purposes. <text:s/>In order to compile a kernel that can run on all 32-bit PA CPUs (albeit not optimally fast), you can specify PA7000 here. <text:s/>Specifying PA8000 here will allow you to select a 64-bit kernel which is required on some machines.</text:p>
          </table:table-cell>
          <table:table-cell table:number-columns-repeated="1022"/>
        </table:table-row>
        <table:table-row table:style-name="ro1">
          <table:table-cell office:value-type="string" calcext:value-type="string">
            <text:p>EXACT_HWERR</text:p>
          </table:table-cell>
          <table:table-cell office:value-type="string" calcext:value-type="string">
            <text:p>By default, the Blackfin hardware errors are not exact - the error be reported multiple cycles after the error happens. This delay can cause the wrong application, or even the kernel to receive a signal to be killed. If you are getting HW errors in your system, try turning this on to ensure they are at least coming from the proper thread. <text:s/>On production systems, it is safe (and a small optimization) to say N.</text:p>
          </table:table-cell>
          <table:table-cell table:number-columns-repeated="1022"/>
        </table:table-row>
        <table:table-row table:style-name="ro1" table:number-rows-repeated="10484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5:22:23.611469040</dc:date>
    <meta:editing-duration>PT15M54S</meta:editing-duration>
    <meta:editing-cycles>7</meta:editing-cycles>
    <meta:document-statistic meta:table-count="1" meta:cell-count="180" meta:object-count="0"/>
  </office:meta>
</office:document-meta>
</file>